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700" officeooo:paragraph-rsid="00043700"/>
    </style:style>
    <style:style style:name="T1" style:family="text">
      <style:text-properties officeooo:rsid="000650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Правила<text:line-break/><text:line-break/><text:line-break/><text:span text:style-name="T1">Как только врач прописал пить Аспирин(Аспирин Кардио и так далее, пить его без перерыва, это помогает избежать преждевременной беременности и неправильного развития плода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4:06:06.862095143</meta:creation-date>
    <dc:date>2024-04-12T15:38:12.033350283</dc:date>
    <meta:editing-duration>PT3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4" meta:character-count="184" meta:non-whitespace-character-count="156"/>
  </office:meta>
</office:document-meta>
</file>